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1.4307in"/>
    </style:style>
    <style:style style:name="co5" style:family="table-column">
      <style:table-column-properties fo:break-before="auto" style:column-width="1.8563in"/>
    </style:style>
    <style:style style:name="co6" style:family="table-column">
      <style:table-column-properties fo:break-before="auto" style:column-width="1.4744in"/>
    </style:style>
    <style:style style:name="co7" style:family="table-column">
      <style:table-column-properties fo:break-before="auto" style:column-width="1.2701in"/>
    </style:style>
    <style:style style:name="co8" style:family="table-column">
      <style:table-column-properties fo:break-before="auto" style:column-width="2.8598in"/>
    </style:style>
    <style:style style:name="co9" style:family="table-column">
      <style:table-column-properties fo:break-before="auto" style:column-width="2.060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5" style:family="table-cell" style:parent-style-name="Default" style:data-style-name="N10">
      <style:table-cell-properties fo:border-bottom="none" style:text-align-source="fix" style:repeat-content="false" fo:border-left="0.0008in solid #000000" fo:border-right="0.0008in solid #000000" fo:border-top="none"/>
      <style:paragraph-properties fo:text-align="start" fo:margin-left="0.5555in"/>
    </style:style>
    <style:style style:name="ce6" style:family="table-cell" style:parent-style-name="Default" style:data-style-name="N1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start" fo:margin-left="0.5555in"/>
    </style:style>
    <style:style style:name="ce7" style:family="table-cell" style:parent-style-name="Default">
      <style:table-cell-properties fo:border-bottom="none" fo:border-left="0.0008in solid #000000" fo:border-right="0.0008in solid #000000" fo:border-top="none"/>
    </style:style>
    <style:style style:name="ce8" style:family="table-cell" style:parent-style-name="Default" style:data-style-name="N10">
      <style:table-cell-properties style:text-align-source="fix" style:repeat-content="false" fo:border="0.0008in solid #000000"/>
      <style:paragraph-properties fo:text-align="start" fo:margin-left="0.5555in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order-bottom="none" fo:border-left="0.0008in solid #000000" fo:border-right="none" fo:border-top="0.0008in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008in solid #000000" fo:border-right="none" fo:border-top="none"/>
    </style:style>
    <style:style style:name="ce13" style:family="table-cell" style:parent-style-name="Default">
      <style:table-cell-properties fo:border-bottom="0.0008in solid #000000" fo:border-left="0.0008in solid #000000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3">
      <style:table-cell-properties fo:border-bottom="none" fo:border-left="0.0008in solid #000000" fo:border-right="0.0008in solid #000000" fo:border-top="0.0008in solid #000000"/>
    </style:style>
    <style:style style:name="ce16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17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8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9" style:family="table-cell" style:parent-style-name="Default" style:data-style-name="N10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.5555in"/>
    </style:style>
    <style:style style:name="ce20" style:family="table-cell" style:parent-style-name="Default" style:data-style-name="N1">
      <style:table-cell-properties style:text-align-source="fix" style:repeat-content="false" fo:border="0.0008in solid #000000"/>
      <style:paragraph-properties fo:text-align="start" fo:margin-left="0.6945in"/>
      <style:map style:condition="cell-content()&lt;=15000" style:apply-style-name="Untitled3" style:base-cell-address="Interest_per_year_analysis.L27"/>
      <style:map style:condition="cell-content()&gt;15000" style:apply-style-name="Untitled4" style:base-cell-address="Interest_per_year_analysis.L27"/>
    </style:style>
    <style:style style:name="ce21" style:family="table-cell" style:parent-style-name="Default">
      <style:table-cell-properties fo:border-bottom="none" fo:border-left="none" fo:border-right="none" fo:border-top="0.0008in solid #000000"/>
    </style:style>
    <style:style style:name="ce22" style:family="table-cell" style:parent-style-name="Default">
      <style:table-cell-properties fo:border-bottom="0.0008in solid #000000" fo:border-left="none" fo:border-right="none" fo:border-top="none"/>
    </style:style>
    <style:style style:name="ce23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.4165in"/>
      <style:map style:condition="cell-content()&lt;=15000" style:apply-style-name="Untitled3" style:base-cell-address="Interest_per_year_analysis.L27"/>
      <style:map style:condition="cell-content()&gt;15000" style:apply-style-name="Untitled4" style:base-cell-address="Interest_per_year_analysis.L27"/>
    </style:style>
    <style:style style:name="ce24" style:family="table-cell" style:parent-style-name="Default" style:data-style-name="N1">
      <style:table-cell-properties style:text-align-source="fix" style:repeat-content="false" fo:border="0.0008in solid #000000"/>
      <style:paragraph-properties fo:text-align="start" fo:margin-left="0.4165in"/>
      <style:map style:condition="cell-content()&lt;=15000" style:apply-style-name="Untitled3" style:base-cell-address="Interest_per_year_analysis.L27"/>
      <style:map style:condition="cell-content()&gt;15000" style:apply-style-name="Untitled4" style:base-cell-address="Interest_per_year_analysis.L27"/>
    </style:style>
    <style:style style:name="ce25" style:family="table-cell" style:parent-style-name="Default">
      <style:table-cell-properties fo:border-bottom="none" fo:border-left="none" fo:border-right="0.0008in solid #000000" fo:border-top="0.0008in solid #000000"/>
    </style:style>
    <style:style style:name="ce26" style:family="table-cell" style:parent-style-name="Default">
      <style:table-cell-properties fo:border-bottom="none" fo:border-left="none" fo:border-right="0.0008in solid #000000" fo:border-top="none"/>
    </style:style>
    <style:style style:name="ce27" style:family="table-cell" style:parent-style-name="Default">
      <style:table-cell-properties fo:border-bottom="0.0008in solid #000000" fo:border-left="none" fo:border-right="0.0008in solid #000000" fo:border-top="none"/>
    </style:style>
    <style:style style:name="ce28" style:family="table-cell" style:parent-style-name="Default" style:data-style-name="N11">
      <style:table-cell-properties fo:border-bottom="none" fo:border-left="0.0008in solid #000000" fo:border-right="0.0008in solid #000000" fo:border-top="non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31" style:family="table-cell" style:parent-style-name="Default">
      <style:table-cell-properties fo:border-bottom="none" fo:border-left="0.0008in solid #000000" fo:border-right="0.0008in solid #000000" fo:border-top="0.0008in solid #000000"/>
      <style:text-properties fo:color="#000000"/>
    </style:style>
    <style:style style:name="ce32" style:family="table-cell" style:parent-style-name="Default">
      <style:table-cell-properties fo:border-bottom="none" fo:border-left="0.0008in solid #000000" fo:border-right="0.0008in solid #000000" fo:border-top="none"/>
      <style:text-properties fo:color="#000000"/>
    </style:style>
    <style:style style:name="ce33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000000"/>
    </style:style>
    <style:style style:name="ce34" style:family="table-cell" style:parent-style-name="Default" style:data-style-name="N100">
      <style:table-cell-properties fo:border-bottom="none" fo:border-left="0.0008in solid #000000" fo:border-right="none" fo:border-top="0.0008in solid #000000"/>
    </style:style>
    <style:style style:name="ce3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6" style:family="table-cell" style:parent-style-name="Default">
      <style:table-cell-properties fo:border-bottom="0.0008in solid #000000" fo:border-left="none" fo:border-right="none" fo:border-top="0.0008in solid #000000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38" style:family="table-cell" style:parent-style-name="Default" style:data-style-name="N1">
      <style:table-cell-properties fo:border-bottom="none" fo:background-color="#ccffff" fo:border-left="0.0008in solid #000000" fo:border-right="0.0008in solid #000000" fo:border-top="0.0008in solid #000000"/>
      <style:text-properties fo:color="#000000" fo:font-weight="bold" style:font-weight-asian="bold" style:font-weight-complex="bold"/>
    </style:style>
    <style:style style:name="ce39" style:family="table-cell" style:parent-style-name="Default" style:data-style-name="N1">
      <style:table-cell-properties fo:border-bottom="none" fo:background-color="#ccffff" fo:border-left="0.0008in solid #000000" fo:border-right="0.0008in solid #000000" fo:border-top="none"/>
      <style:text-properties fo:color="#000000" fo:font-weight="bold" style:font-weight-asian="bold" style:font-weight-complex="bold"/>
    </style:style>
    <style:style style:name="ce40" style:family="table-cell" style:parent-style-name="Default" style:data-style-name="N1">
      <style:table-cell-properties fo:border-bottom="0.0008in solid #000000" fo:background-color="#ccffff" fo:border-left="0.0008in solid #000000" fo:border-right="0.0008in solid #000000" fo:border-top="none"/>
      <style:text-properties fo:color="#000000" fo:font-weight="bold" style:font-weight-asian="bold" style:font-weight-complex="bold"/>
    </style:style>
    <style:style style:name="ce41" style:family="table-cell" style:parent-style-name="Default" style:data-style-name="N2">
      <style:table-cell-properties fo:border-bottom="none" fo:border-left="none" fo:border-right="none" fo:border-top="0.0008in solid #000000"/>
    </style:style>
    <style:style style:name="ce42" style:family="table-cell" style:parent-style-name="Default" style:data-style-name="N2"/>
    <style:style style:name="ce43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44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4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.139in"/>
    </style:style>
    <style:style style:name="ce46" style:family="table-cell" style:parent-style-name="Default">
      <style:table-cell-properties fo:border-bottom="0.0008in solid #000000" fo:border-left="0.0008in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99cccc"/>
      <style:text-properties fo:color="#ccffff"/>
    </style:style>
    <style:style style:name="ce48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terest_per_year_analysis" table:style-name="ta1" table:print="false">
        <table:table-column table:style-name="co2" table:default-cell-style-name="ce8"/>
        <table:table-column table:style-name="co4" table:default-cell-style-name="Default"/>
        <table:table-column table:style-name="co3" table:number-columns-repeated="10" table:default-cell-style-name="Default"/>
        <table:table-row table:style-name="ro3">
          <table:table-cell table:style-name="ce1" office:value-type="string">
            <text:p>Name : </text:p>
          </table:table-cell>
          <table:table-cell table:style-name="ce14" office:value-type="string">
            <text:p>Amal Sunil Pillai</text:p>
          </table:table-cell>
          <table:table-cell table:number-columns-repeated="10"/>
        </table:table-row>
        <table:table-row table:style-name="ro3">
          <table:table-cell table:style-name="ce1" office:value-type="string">
            <text:p>Prn: </text:p>
          </table:table-cell>
          <table:table-cell table:style-name="ce14" office:value-type="float" office:value="19030121009">
            <text:p>19030121009</text:p>
          </table:table-cell>
          <table:table-cell table:number-columns-repeated="10"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2">
          <table:table-cell table:style-name="ce2" office:value-type="string">
            <text:p>Principal Amt in INR :</text:p>
          </table:table-cell>
          <table:table-cell table:style-name="ce15" office:value-type="float" office:value="10000">
            <text:p>10,000</text:p>
          </table:table-cell>
          <table:table-cell table:style-name="ce15" office:value-type="float" office:value="25000">
            <text:p>25,000</text:p>
          </table:table-cell>
          <table:table-cell table:style-name="ce15" office:value-type="float" office:value="40000">
            <text:p>40,000</text:p>
          </table:table-cell>
          <table:table-cell table:style-name="ce15" office:value-type="float" office:value="55000">
            <text:p>55,000</text:p>
          </table:table-cell>
          <table:table-cell table:style-name="ce15" office:value-type="float" office:value="70000">
            <text:p>70,000</text:p>
          </table:table-cell>
          <table:table-cell table:style-name="ce15" office:value-type="float" office:value="85000">
            <text:p>85,000</text:p>
          </table:table-cell>
          <table:table-cell table:style-name="ce15" office:value-type="float" office:value="100000">
            <text:p>100,000</text:p>
          </table:table-cell>
          <table:table-cell table:style-name="ce15" office:value-type="float" office:value="115000">
            <text:p>115,000</text:p>
          </table:table-cell>
          <table:table-cell table:style-name="ce15" office:value-type="float" office:value="130000">
            <text:p>130,000</text:p>
          </table:table-cell>
          <table:table-cell table:style-name="ce15" office:value-type="float" office:value="145000">
            <text:p>145,000</text:p>
          </table:table-cell>
          <table:table-cell table:style-name="ce15" office:value-type="float" office:value="160000">
            <text:p>160,000</text:p>
          </table:table-cell>
        </table:table-row>
        <table:table-row table:style-name="ro2">
          <table:table-cell table:style-name="ce3" office:value-type="string">
            <text:p>Interest Rate : </text:p>
          </table:table-cell>
          <table:table-cell table:number-columns-repeated="6" table:style-name="ce16" office:value-type="percentage" office:value="0.05">
            <text:p>5.0%</text:p>
          </table:table-cell>
          <table:table-cell table:number-columns-repeated="5" table:style-name="ce28" office:value-type="percentage" office:value="0.0525">
            <text:p>5.25%</text:p>
          </table:table-cell>
        </table:table-row>
        <table:table-row table:style-name="ro2">
          <table:table-cell table:style-name="ce3" office:value-type="string">
            <text:p>Number of years : </text:p>
          </table:table-cell>
          <table:table-cell table:number-columns-repeated="11" table:style-name="ce7" office:value-type="float" office:value="5">
            <text:p>5</text:p>
          </table:table-cell>
        </table:table-row>
        <table:table-row table:style-name="ro2" table:number-rows-repeated="2">
          <table:table-cell table:style-name="ce3"/>
          <table:table-cell table:style-name="ce7" table:number-columns-repeated="11"/>
        </table:table-row>
        <table:table-row table:style-name="ro2">
          <table:table-cell table:style-name="ce3" office:value-type="string">
            <text:p>Maturity Amount : </text:p>
          </table:table-cell>
          <table:table-cell table:style-name="ce17" table:formula="of:=[.B5]*(1+[.B6])^[.B7]" office:value-type="float" office:value="12762.815625">
            <text:p>12762.82</text:p>
          </table:table-cell>
          <table:table-cell table:style-name="ce17" table:formula="of:=[.C5]*(1+[.C6])^[.C7]" office:value-type="float" office:value="31907.0390625">
            <text:p>31907.04</text:p>
          </table:table-cell>
          <table:table-cell table:style-name="ce17" table:formula="of:=[.D5]*(1+[.D6])^[.D7]" office:value-type="float" office:value="51051.2625">
            <text:p>51051.26</text:p>
          </table:table-cell>
          <table:table-cell table:style-name="ce17" table:formula="of:=[.E5]*(1+[.E6])^[.E7]" office:value-type="float" office:value="70195.4859375">
            <text:p>70195.49</text:p>
          </table:table-cell>
          <table:table-cell table:style-name="ce17" table:formula="of:=[.F5]*(1+[.F6])^[.F7]" office:value-type="float" office:value="89339.709375">
            <text:p>89339.71</text:p>
          </table:table-cell>
          <table:table-cell table:style-name="ce17" table:formula="of:=[.G5]*(1+[.G6])^[.G7]" office:value-type="float" office:value="108483.9328125">
            <text:p>108483.93</text:p>
          </table:table-cell>
          <table:table-cell table:style-name="ce17" table:formula="of:=[.H5]*(1+[.H6])^[.H7]" office:value-type="float" office:value="129154.79146583">
            <text:p>129154.79</text:p>
          </table:table-cell>
          <table:table-cell table:style-name="ce17" table:formula="of:=[.I5]*(1+[.I6])^[.I7]" office:value-type="float" office:value="148528.010185705">
            <text:p>148528.01</text:p>
          </table:table-cell>
          <table:table-cell table:style-name="ce17" table:formula="of:=[.J5]*(1+[.J6])^[.J7]" office:value-type="float" office:value="167901.228905579">
            <text:p>167901.23</text:p>
          </table:table-cell>
          <table:table-cell table:style-name="ce17" table:formula="of:=[.K5]*(1+[.K6])^[.K7]" office:value-type="float" office:value="187274.447625454">
            <text:p>187274.45</text:p>
          </table:table-cell>
          <table:table-cell table:style-name="ce17" table:formula="of:=[.L5]*(1+[.L6])^[.L7]" office:value-type="float" office:value="206647.666345328">
            <text:p>206647.67</text:p>
          </table:table-cell>
        </table:table-row>
        <table:table-row table:style-name="ro2">
          <table:table-cell table:style-name="ce4" office:value-type="string">
            <text:p>For other interest rates :</text:p>
          </table:table-cell>
          <table:table-cell table:style-name="ce4" table:number-columns-repeated="11"/>
        </table:table-row>
        <table:table-row table:style-name="ro2">
          <table:table-cell table:style-name="ce5" office:value-type="percentage" office:value="0.06">
            <text:p>6%</text:p>
          </table:table-cell>
          <table:table-cell table:style-name="ce17" office:value-type="float" office:value="13382.255776">
            <text:p>13382.26</text:p>
          </table:table-cell>
          <table:table-cell table:style-name="ce17" office:value-type="float" office:value="33455.63944">
            <text:p>33455.64</text:p>
          </table:table-cell>
          <table:table-cell table:style-name="ce17" office:value-type="float" office:value="53529.023104">
            <text:p>53529.02</text:p>
          </table:table-cell>
          <table:table-cell table:style-name="ce17" office:value-type="float" office:value="73602.406768">
            <text:p>73602.41</text:p>
          </table:table-cell>
          <table:table-cell table:style-name="ce17" office:value-type="float" office:value="93675.790432">
            <text:p>93675.79</text:p>
          </table:table-cell>
          <table:table-cell table:style-name="ce17" office:value-type="float" office:value="113749.174096">
            <text:p>113749.17</text:p>
          </table:table-cell>
          <table:table-cell table:style-name="ce17" office:value-type="float" office:value="133822.55776">
            <text:p>133822.56</text:p>
          </table:table-cell>
          <table:table-cell table:style-name="ce17" office:value-type="float" office:value="153895.941424">
            <text:p>153895.94</text:p>
          </table:table-cell>
          <table:table-cell table:style-name="ce17" office:value-type="float" office:value="173969.325088">
            <text:p>173969.33</text:p>
          </table:table-cell>
          <table:table-cell table:style-name="ce17" office:value-type="float" office:value="194042.708752">
            <text:p>194042.71</text:p>
          </table:table-cell>
          <table:table-cell table:style-name="ce17" office:value-type="float" office:value="214116.092416">
            <text:p>214116.09</text:p>
          </table:table-cell>
        </table:table-row>
        <table:table-row table:style-name="ro2">
          <table:table-cell table:style-name="ce5" office:value-type="percentage" office:value="0.07">
            <text:p>7%</text:p>
          </table:table-cell>
          <table:table-cell table:style-name="ce17" office:value-type="float" office:value="14025.517307">
            <text:p>14025.52</text:p>
          </table:table-cell>
          <table:table-cell table:style-name="ce17" office:value-type="float" office:value="35063.7932675">
            <text:p>35063.79</text:p>
          </table:table-cell>
          <table:table-cell table:style-name="ce17" office:value-type="float" office:value="56102.069228">
            <text:p>56102.07</text:p>
          </table:table-cell>
          <table:table-cell table:style-name="ce17" office:value-type="float" office:value="77140.3451885">
            <text:p>77140.35</text:p>
          </table:table-cell>
          <table:table-cell table:style-name="ce17" office:value-type="float" office:value="98178.621149">
            <text:p>98178.62</text:p>
          </table:table-cell>
          <table:table-cell table:style-name="ce17" office:value-type="float" office:value="119216.8971095">
            <text:p>119216.90</text:p>
          </table:table-cell>
          <table:table-cell table:style-name="ce17" office:value-type="float" office:value="140255.17307">
            <text:p>140255.17</text:p>
          </table:table-cell>
          <table:table-cell table:style-name="ce17" office:value-type="float" office:value="161293.4490305">
            <text:p>161293.45</text:p>
          </table:table-cell>
          <table:table-cell table:style-name="ce17" office:value-type="float" office:value="182331.724991">
            <text:p>182331.72</text:p>
          </table:table-cell>
          <table:table-cell table:style-name="ce17" office:value-type="float" office:value="203370.0009515">
            <text:p>203370.00</text:p>
          </table:table-cell>
          <table:table-cell table:style-name="ce17" office:value-type="float" office:value="224408.276912">
            <text:p>224408.28</text:p>
          </table:table-cell>
        </table:table-row>
        <table:table-row table:style-name="ro2">
          <table:table-cell table:style-name="ce5" office:value-type="percentage" office:value="0.08">
            <text:p>8%</text:p>
          </table:table-cell>
          <table:table-cell table:style-name="ce17" office:value-type="float" office:value="14693.280768">
            <text:p>14693.28</text:p>
          </table:table-cell>
          <table:table-cell table:style-name="ce17" office:value-type="float" office:value="36733.20192">
            <text:p>36733.20</text:p>
          </table:table-cell>
          <table:table-cell table:style-name="ce17" office:value-type="float" office:value="58773.123072">
            <text:p>58773.12</text:p>
          </table:table-cell>
          <table:table-cell table:style-name="ce17" office:value-type="float" office:value="80813.044224">
            <text:p>80813.04</text:p>
          </table:table-cell>
          <table:table-cell table:style-name="ce17" office:value-type="float" office:value="102852.965376">
            <text:p>102852.97</text:p>
          </table:table-cell>
          <table:table-cell table:style-name="ce17" office:value-type="float" office:value="124892.886528">
            <text:p>124892.89</text:p>
          </table:table-cell>
          <table:table-cell table:style-name="ce17" office:value-type="float" office:value="146932.80768">
            <text:p>146932.81</text:p>
          </table:table-cell>
          <table:table-cell table:style-name="ce17" office:value-type="float" office:value="168972.728832">
            <text:p>168972.73</text:p>
          </table:table-cell>
          <table:table-cell table:style-name="ce17" office:value-type="float" office:value="191012.649984">
            <text:p>191012.65</text:p>
          </table:table-cell>
          <table:table-cell table:style-name="ce17" office:value-type="float" office:value="213052.571136">
            <text:p>213052.57</text:p>
          </table:table-cell>
          <table:table-cell table:style-name="ce17" office:value-type="float" office:value="235092.492288">
            <text:p>235092.49</text:p>
          </table:table-cell>
        </table:table-row>
        <table:table-row table:style-name="ro2">
          <table:table-cell table:style-name="ce5" office:value-type="percentage" office:value="0.09">
            <text:p>9%</text:p>
          </table:table-cell>
          <table:table-cell table:style-name="ce17" office:value-type="float" office:value="15386.239549">
            <text:p>15386.24</text:p>
          </table:table-cell>
          <table:table-cell table:style-name="ce17" office:value-type="float" office:value="38465.5988725">
            <text:p>38465.60</text:p>
          </table:table-cell>
          <table:table-cell table:style-name="ce17" office:value-type="float" office:value="61544.958196">
            <text:p>61544.96</text:p>
          </table:table-cell>
          <table:table-cell table:style-name="ce17" office:value-type="float" office:value="84624.3175195">
            <text:p>84624.32</text:p>
          </table:table-cell>
          <table:table-cell table:style-name="ce17" office:value-type="float" office:value="107703.676843">
            <text:p>107703.68</text:p>
          </table:table-cell>
          <table:table-cell table:style-name="ce17" office:value-type="float" office:value="130783.0361665">
            <text:p>130783.04</text:p>
          </table:table-cell>
          <table:table-cell table:style-name="ce17" office:value-type="float" office:value="153862.39549">
            <text:p>153862.40</text:p>
          </table:table-cell>
          <table:table-cell table:style-name="ce17" office:value-type="float" office:value="176941.7548135">
            <text:p>176941.75</text:p>
          </table:table-cell>
          <table:table-cell table:style-name="ce17" office:value-type="float" office:value="200021.114137">
            <text:p>200021.11</text:p>
          </table:table-cell>
          <table:table-cell table:style-name="ce17" office:value-type="float" office:value="223100.4734605">
            <text:p>223100.47</text:p>
          </table:table-cell>
          <table:table-cell table:style-name="ce17" office:value-type="float" office:value="246179.832784">
            <text:p>246179.83</text:p>
          </table:table-cell>
        </table:table-row>
        <table:table-row table:style-name="ro2">
          <table:table-cell table:style-name="ce6" office:value-type="percentage" office:value="0.1">
            <text:p>10%</text:p>
          </table:table-cell>
          <table:table-cell table:style-name="ce18" office:value-type="float" office:value="16105.1">
            <text:p>16105.10</text:p>
          </table:table-cell>
          <table:table-cell table:style-name="ce18" office:value-type="float" office:value="40262.75">
            <text:p>40262.75</text:p>
          </table:table-cell>
          <table:table-cell table:style-name="ce18" office:value-type="float" office:value="64420.4">
            <text:p>64420.40</text:p>
          </table:table-cell>
          <table:table-cell table:style-name="ce18" office:value-type="float" office:value="88578.05">
            <text:p>88578.05</text:p>
          </table:table-cell>
          <table:table-cell table:style-name="ce18" office:value-type="float" office:value="112735.7">
            <text:p>112735.70</text:p>
          </table:table-cell>
          <table:table-cell table:style-name="ce18" office:value-type="float" office:value="136893.35">
            <text:p>136893.35</text:p>
          </table:table-cell>
          <table:table-cell table:style-name="ce18" office:value-type="float" office:value="161051">
            <text:p>161051.00</text:p>
          </table:table-cell>
          <table:table-cell table:style-name="ce18" office:value-type="float" office:value="185208.65">
            <text:p>185208.65</text:p>
          </table:table-cell>
          <table:table-cell table:style-name="ce18" office:value-type="float" office:value="209366.3">
            <text:p>209366.30</text:p>
          </table:table-cell>
          <table:table-cell table:style-name="ce18" office:value-type="float" office:value="233523.95">
            <text:p>233523.95</text:p>
          </table:table-cell>
          <table:table-cell table:style-name="ce18" office:value-type="float" office:value="257681.6">
            <text:p>257681.60</text:p>
          </table:table-cell>
        </table:table-row>
        <table:table-row table:style-name="ro2" table:number-rows-repeated="3">
          <table:table-cell table:style-name="ce7"/>
          <table:table-cell table:style-name="ce5" table:number-columns-repeated="11"/>
        </table:table-row>
        <table:table-row table:style-name="ro2">
          <table:table-cell table:style-name="ce2" office:value-type="string">
            <text:p>Interest Per Year : </text:p>
          </table:table-cell>
          <table:table-cell table:style-name="ce19" table:number-columns-repeated="11"/>
        </table:table-row>
        <table:table-row table:style-name="ro4">
          <table:table-cell office:value-type="percentage" office:value="0.05">
            <text:p>5%</text:p>
          </table:table-cell>
          <table:table-cell table:style-name="ce20" table:formula="of:=([.B10]-[.B5])/5" office:value-type="float" office:value="552.563125000001">
            <text:p>553</text:p>
          </table:table-cell>
          <table:table-cell table:style-name="ce23" table:formula="of:=([.C10]-[.C5])/5" office:value-type="float" office:value="1381.4078125">
            <text:p>1381.4078125</text:p>
          </table:table-cell>
          <table:table-cell table:style-name="ce23" table:formula="of:=([.D10]-[.D5])/5" office:value-type="float" office:value="2210.2525">
            <text:p>2210.2525</text:p>
          </table:table-cell>
          <table:table-cell table:style-name="ce23" table:formula="of:=([.E10]-[.E5])/5" office:value-type="float" office:value="3039.0971875">
            <text:p>3039.0971875</text:p>
          </table:table-cell>
          <table:table-cell table:style-name="ce23" table:formula="of:=([.F10]-[.F5])/5" office:value-type="float" office:value="3867.941875">
            <text:p>3867.941875</text:p>
          </table:table-cell>
          <table:table-cell table:style-name="ce23" table:formula="of:=([.G10]-[.G5])/5" office:value-type="float" office:value="4696.78656250001">
            <text:p>4696.7865625</text:p>
          </table:table-cell>
          <table:table-cell table:style-name="ce23" table:formula="of:=([.H10]-[.H5])/5" office:value-type="float" office:value="5830.95829316601">
            <text:p>5830.958293166</text:p>
          </table:table-cell>
          <table:table-cell table:style-name="ce23" table:formula="of:=([.I10]-[.I5])/5" office:value-type="float" office:value="6705.60203714091">
            <text:p>6705.6020371409</text:p>
          </table:table-cell>
          <table:table-cell table:style-name="ce23" table:formula="of:=([.J10]-[.J5])/5" office:value-type="float" office:value="7580.24578111581">
            <text:p>7580.2457811158</text:p>
          </table:table-cell>
          <table:table-cell table:style-name="ce23" table:formula="of:=([.K10]-[.K5])/5" office:value-type="float" office:value="8454.88952509072">
            <text:p>8454.8895250907</text:p>
          </table:table-cell>
          <table:table-cell table:style-name="ce23" table:formula="of:=([.L10]-[.L5])/5" office:value-type="float" office:value="9329.53326906562">
            <text:p>9329.5332690656</text:p>
          </table:table-cell>
        </table:table-row>
        <table:table-row table:style-name="ro4">
          <table:table-cell office:value-type="percentage" office:value="0.06">
            <text:p>6%</text:p>
          </table:table-cell>
          <table:table-cell table:style-name="ce20" table:formula="of:=([.B12]-[.B5])/5" office:value-type="float" office:value="676.4511552">
            <text:p>676</text:p>
          </table:table-cell>
          <table:table-cell table:style-name="ce24" table:formula="of:=([.C12]-[.C5])/5" office:value-type="float" office:value="1691.127888">
            <text:p>1691</text:p>
          </table:table-cell>
          <table:table-cell table:style-name="ce24" table:formula="of:=([.D12]-[.D5])/5" office:value-type="float" office:value="2705.8046208">
            <text:p>2706</text:p>
          </table:table-cell>
          <table:table-cell table:style-name="ce24" table:formula="of:=([.E12]-[.E5])/5" office:value-type="float" office:value="3720.4813536">
            <text:p>3720</text:p>
          </table:table-cell>
          <table:table-cell table:style-name="ce24" table:formula="of:=([.F12]-[.F5])/5" office:value-type="float" office:value="4735.1580864">
            <text:p>4735</text:p>
          </table:table-cell>
          <table:table-cell table:style-name="ce24" table:formula="of:=([.G12]-[.G5])/5" office:value-type="float" office:value="5749.8348192">
            <text:p>5750</text:p>
          </table:table-cell>
          <table:table-cell table:style-name="ce24" table:formula="of:=([.H12]-[.H5])/5" office:value-type="float" office:value="6764.511552">
            <text:p>6765</text:p>
          </table:table-cell>
          <table:table-cell table:style-name="ce24" table:formula="of:=([.I12]-[.I5])/5" office:value-type="float" office:value="7779.1882848">
            <text:p>7779</text:p>
          </table:table-cell>
          <table:table-cell table:style-name="ce24" table:formula="of:=([.J12]-[.J5])/5" office:value-type="float" office:value="8793.8650176">
            <text:p>8794</text:p>
          </table:table-cell>
          <table:table-cell table:style-name="ce24" table:formula="of:=([.K12]-[.K5])/5" office:value-type="float" office:value="9808.5417504">
            <text:p>9809</text:p>
          </table:table-cell>
          <table:table-cell table:style-name="ce24" table:formula="of:=([.L12]-[.L5])/5" office:value-type="float" office:value="10823.2184832">
            <text:p>10823</text:p>
          </table:table-cell>
        </table:table-row>
        <table:table-row table:style-name="ro4">
          <table:table-cell office:value-type="percentage" office:value="0.07">
            <text:p>7%</text:p>
          </table:table-cell>
          <table:table-cell table:style-name="ce20" table:formula="of:=([.B13]-[.B5])/5" office:value-type="float" office:value="805.1034614">
            <text:p>805</text:p>
          </table:table-cell>
          <table:table-cell table:style-name="ce24" table:formula="of:=([.C13]-[.C5])/5" office:value-type="float" office:value="2012.7586535">
            <text:p>2013</text:p>
          </table:table-cell>
          <table:table-cell table:style-name="ce24" table:formula="of:=([.D13]-[.D5])/5" office:value-type="float" office:value="3220.4138456">
            <text:p>3220</text:p>
          </table:table-cell>
          <table:table-cell table:style-name="ce24" table:formula="of:=([.E13]-[.E5])/5" office:value-type="float" office:value="4428.0690377">
            <text:p>4428</text:p>
          </table:table-cell>
          <table:table-cell table:style-name="ce24" table:formula="of:=([.F13]-[.F5])/5" office:value-type="float" office:value="5635.7242298">
            <text:p>5636</text:p>
          </table:table-cell>
          <table:table-cell table:style-name="ce24" table:formula="of:=([.G13]-[.G5])/5" office:value-type="float" office:value="6843.3794219">
            <text:p>6843</text:p>
          </table:table-cell>
          <table:table-cell table:style-name="ce24" table:formula="of:=([.H13]-[.H5])/5" office:value-type="float" office:value="8051.034614">
            <text:p>8051</text:p>
          </table:table-cell>
          <table:table-cell table:style-name="ce24" table:formula="of:=([.I13]-[.I5])/5" office:value-type="float" office:value="9258.6898061">
            <text:p>9259</text:p>
          </table:table-cell>
          <table:table-cell table:style-name="ce24" table:formula="of:=([.J13]-[.J5])/5" office:value-type="float" office:value="10466.3449982">
            <text:p>10466</text:p>
          </table:table-cell>
          <table:table-cell table:style-name="ce24" table:formula="of:=([.K13]-[.K5])/5" office:value-type="float" office:value="11674.0001903">
            <text:p>11674</text:p>
          </table:table-cell>
          <table:table-cell table:style-name="ce24" table:formula="of:=([.L13]-[.L5])/5" office:value-type="float" office:value="12881.6553824">
            <text:p>12882</text:p>
          </table:table-cell>
        </table:table-row>
        <table:table-row table:style-name="ro4">
          <table:table-cell office:value-type="percentage" office:value="0.08">
            <text:p>8%</text:p>
          </table:table-cell>
          <table:table-cell table:style-name="ce20" table:formula="of:=([.B14]-[.B5])/5" office:value-type="float" office:value="938.6561536">
            <text:p>939</text:p>
          </table:table-cell>
          <table:table-cell table:style-name="ce24" table:formula="of:=([.C14]-[.C5])/5" office:value-type="float" office:value="2346.640384">
            <text:p>2347</text:p>
          </table:table-cell>
          <table:table-cell table:style-name="ce24" table:formula="of:=([.D14]-[.D5])/5" office:value-type="float" office:value="3754.6246144">
            <text:p>3755</text:p>
          </table:table-cell>
          <table:table-cell table:style-name="ce24" table:formula="of:=([.E14]-[.E5])/5" office:value-type="float" office:value="5162.6088448">
            <text:p>5163</text:p>
          </table:table-cell>
          <table:table-cell table:style-name="ce24" table:formula="of:=([.F14]-[.F5])/5" office:value-type="float" office:value="6570.5930752">
            <text:p>6571</text:p>
          </table:table-cell>
          <table:table-cell table:style-name="ce24" table:formula="of:=([.G14]-[.G5])/5" office:value-type="float" office:value="7978.5773056">
            <text:p>7979</text:p>
          </table:table-cell>
          <table:table-cell table:style-name="ce24" table:formula="of:=([.H14]-[.H5])/5" office:value-type="float" office:value="9386.561536">
            <text:p>9387</text:p>
          </table:table-cell>
          <table:table-cell table:style-name="ce24" table:formula="of:=([.I14]-[.I5])/5" office:value-type="float" office:value="10794.5457664">
            <text:p>10795</text:p>
          </table:table-cell>
          <table:table-cell table:style-name="ce24" table:formula="of:=([.J14]-[.J5])/5" office:value-type="float" office:value="12202.5299968">
            <text:p>12203</text:p>
          </table:table-cell>
          <table:table-cell table:style-name="ce24" table:formula="of:=([.K14]-[.K5])/5" office:value-type="float" office:value="13610.5142272">
            <text:p>13611</text:p>
          </table:table-cell>
          <table:table-cell table:style-name="ce24" table:formula="of:=([.L14]-[.L5])/5" office:value-type="float" office:value="15018.4984576">
            <text:p>15018</text:p>
          </table:table-cell>
        </table:table-row>
        <table:table-row table:style-name="ro4">
          <table:table-cell office:value-type="percentage" office:value="0.09">
            <text:p>9%</text:p>
          </table:table-cell>
          <table:table-cell table:style-name="ce20" table:formula="of:=([.B15]-[.B5])/5" office:value-type="float" office:value="1077.2479098">
            <text:p>1077</text:p>
          </table:table-cell>
          <table:table-cell table:style-name="ce24" table:formula="of:=([.C15]-[.C5])/5" office:value-type="float" office:value="2693.1197745">
            <text:p>2693</text:p>
          </table:table-cell>
          <table:table-cell table:style-name="ce24" table:formula="of:=([.D15]-[.D5])/5" office:value-type="float" office:value="4308.9916392">
            <text:p>4309</text:p>
          </table:table-cell>
          <table:table-cell table:style-name="ce24" table:formula="of:=([.E15]-[.E5])/5" office:value-type="float" office:value="5924.8635039">
            <text:p>5925</text:p>
          </table:table-cell>
          <table:table-cell table:style-name="ce24" table:formula="of:=([.F15]-[.F5])/5" office:value-type="float" office:value="7540.7353686">
            <text:p>7541</text:p>
          </table:table-cell>
          <table:table-cell table:style-name="ce24" table:formula="of:=([.G15]-[.G5])/5" office:value-type="float" office:value="9156.6072333">
            <text:p>9157</text:p>
          </table:table-cell>
          <table:table-cell table:style-name="ce24" table:formula="of:=([.H15]-[.H5])/5" office:value-type="float" office:value="10772.479098">
            <text:p>10772</text:p>
          </table:table-cell>
          <table:table-cell table:style-name="ce24" table:formula="of:=([.I15]-[.I5])/5" office:value-type="float" office:value="12388.3509627">
            <text:p>12388</text:p>
          </table:table-cell>
          <table:table-cell table:style-name="ce24" table:formula="of:=([.J15]-[.J5])/5" office:value-type="float" office:value="14004.2228274">
            <text:p>14004</text:p>
          </table:table-cell>
          <table:table-cell table:style-name="ce24" table:formula="of:=([.K15]-[.K5])/5" office:value-type="float" office:value="15620.0946921">
            <text:p>15620</text:p>
          </table:table-cell>
          <table:table-cell table:style-name="ce24" table:formula="of:=([.L15]-[.L5])/5" office:value-type="float" office:value="17235.9665568">
            <text:p>17236</text:p>
          </table:table-cell>
        </table:table-row>
        <table:table-row table:style-name="ro4">
          <table:table-cell office:value-type="percentage" office:value="0.1">
            <text:p>10%</text:p>
          </table:table-cell>
          <table:table-cell table:style-name="ce20" table:formula="of:=([.B16]-[.B5])/5" office:value-type="float" office:value="1221.02">
            <text:p>1221</text:p>
          </table:table-cell>
          <table:table-cell table:style-name="ce24" table:formula="of:=([.C16]-[.C5])/5" office:value-type="float" office:value="3052.55">
            <text:p>3053</text:p>
          </table:table-cell>
          <table:table-cell table:style-name="ce24" table:formula="of:=([.D16]-[.D5])/5" office:value-type="float" office:value="4884.08">
            <text:p>4884</text:p>
          </table:table-cell>
          <table:table-cell table:style-name="ce24" table:formula="of:=([.E16]-[.E5])/5" office:value-type="float" office:value="6715.61">
            <text:p>6716</text:p>
          </table:table-cell>
          <table:table-cell table:style-name="ce24" table:formula="of:=([.F16]-[.F5])/5" office:value-type="float" office:value="8547.14">
            <text:p>8547</text:p>
          </table:table-cell>
          <table:table-cell table:style-name="ce24" table:formula="of:=([.G16]-[.G5])/5" office:value-type="float" office:value="10378.67">
            <text:p>10379</text:p>
          </table:table-cell>
          <table:table-cell table:style-name="ce24" table:formula="of:=([.H16]-[.H5])/5" office:value-type="float" office:value="12210.2">
            <text:p>12210</text:p>
          </table:table-cell>
          <table:table-cell table:style-name="ce24" table:formula="of:=([.I16]-[.I5])/5" office:value-type="float" office:value="14041.73">
            <text:p>14042</text:p>
          </table:table-cell>
          <table:table-cell table:style-name="ce24" table:formula="of:=([.J16]-[.J5])/5" office:value-type="float" office:value="15873.26">
            <text:p>15873</text:p>
          </table:table-cell>
          <table:table-cell table:style-name="ce24" table:formula="of:=([.K16]-[.K5])/5" office:value-type="float" office:value="17704.79">
            <text:p>17705</text:p>
          </table:table-cell>
          <table:table-cell table:style-name="ce24" table:formula="of:=([.L16]-[.L5])/5" office:value-type="float" office:value="19536.32">
            <text:p>19536</text:p>
          </table:table-cell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table:style-name="ce9"/>
          <table:table-cell office:value-type="string">
            <text:p>Interest per year values that doesn't include tax</text:p>
          </table:table-cell>
          <table:table-cell table:number-columns-repeated="10"/>
        </table:table-row>
        <table:table-row table:style-name="ro2">
          <table:table-cell table:style-name="ce10"/>
          <table:table-cell office:value-type="string">
            <text:p>Interest per year values that includes tax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table:style-name="ce11" office:value-type="string">
            <text:p>Formulae used :</text:p>
          </table:table-cell>
          <table:table-cell table:style-name="ce21" table:number-columns-repeated="2"/>
          <table:table-cell table:style-name="ce25"/>
          <table:table-cell table:number-columns-repeated="8"/>
        </table:table-row>
        <table:table-row table:style-name="ro2">
          <table:table-cell table:style-name="ce12" office:value-type="string">
            <text:p>Maturity Amount = Principal Amount * (1 + Interest Rate) ^ Number of years</text:p>
          </table:table-cell>
          <table:table-cell table:number-columns-repeated="2"/>
          <table:table-cell table:style-name="ce26"/>
          <table:table-cell table:number-columns-repeated="8"/>
        </table:table-row>
        <table:table-row table:style-name="ro2">
          <table:table-cell table:style-name="ce12" office:value-type="string">
            <text:p>Interest Per Year = (Maturity Amount – Principal Amount)/Number of years </text:p>
          </table:table-cell>
          <table:table-cell table:number-columns-repeated="2"/>
          <table:table-cell table:style-name="ce26"/>
          <table:table-cell table:number-columns-repeated="8"/>
        </table:table-row>
        <table:table-row table:style-name="ro2">
          <table:table-cell table:style-name="ce13" office:value-type="string">
            <text:p>Taxation : if the interest per year &gt;= 15000, it's applicable to tax.</text:p>
          </table:table-cell>
          <table:table-cell table:style-name="ce22" table:number-columns-repeated="2"/>
          <table:table-cell table:style-name="ce27"/>
          <table:table-cell table:number-columns-repeated="8"/>
        </table:table-row>
      </table:table>
      <table:table table:name="Regression_analysis_on_sal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2">
          <table:table-cell table:style-name="ce29" office:value-type="string">
            <text:p>Part 2 of assignment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30" office:value-type="string">
            <text:p>Sales Men</text:p>
          </table:table-cell>
          <table:table-cell table:style-name="ce36" office:value-type="string">
            <text:p>Month of August Data</text:p>
          </table:table-cell>
          <table:table-cell table:style-name="ce44"/>
          <table:table-cell table:number-columns-repeated="6"/>
        </table:table-row>
        <table:table-row table:style-name="ro2">
          <table:table-cell table:style-name="ce12"/>
          <table:table-cell table:style-name="ce37" office:value-type="string">
            <text:p>Sales(Units)</text:p>
          </table:table-cell>
          <table:table-cell table:style-name="ce45" office:value-type="string">
            <text:p>Number Of Calls</text:p>
          </table:table-cell>
          <table:table-cell table:number-columns-repeated="6"/>
        </table:table-row>
        <table:table-row table:style-name="ro2">
          <table:table-cell table:style-name="ce4" office:value-type="string">
            <text:p>SalesMan1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256">
            <text:p>256</text:p>
          </table:table-cell>
          <table:table-cell table:number-columns-repeated="6"/>
        </table:table-row>
        <table:table-row table:style-name="ro2">
          <table:table-cell table:style-name="ce7" office:value-type="string">
            <text:p>SalesMan2</text:p>
          </table:table-cell>
          <table:table-cell table:style-name="ce7" office:value-type="float" office:value="289">
            <text:p>289</text:p>
          </table:table-cell>
          <table:table-cell table:style-name="ce7" office:value-type="float" office:value="442">
            <text:p>442</text:p>
          </table:table-cell>
          <table:table-cell table:number-columns-repeated="6"/>
        </table:table-row>
        <table:table-row table:style-name="ro2">
          <table:table-cell table:style-name="ce7" office:value-type="string">
            <text:p>SalesMan3</text:p>
          </table:table-cell>
          <table:table-cell table:style-name="ce7" office:value-type="float" office:value="178">
            <text:p>178</text:p>
          </table:table-cell>
          <table:table-cell table:style-name="ce7" office:value-type="float" office:value="336">
            <text:p>336</text:p>
          </table:table-cell>
          <table:table-cell table:number-columns-repeated="6"/>
        </table:table-row>
        <table:table-row table:style-name="ro2">
          <table:table-cell table:style-name="ce7" office:value-type="string">
            <text:p>SalesMan4</text:p>
          </table:table-cell>
          <table:table-cell table:style-name="ce7" office:value-type="float" office:value="275">
            <text:p>275</text:p>
          </table:table-cell>
          <table:table-cell table:style-name="ce7" office:value-type="float" office:value="311">
            <text:p>311</text:p>
          </table:table-cell>
          <table:table-cell table:number-columns-repeated="6"/>
        </table:table-row>
        <table:table-row table:style-name="ro2">
          <table:table-cell table:style-name="ce7" office:value-type="string">
            <text:p>SalesMan5</text:p>
          </table:table-cell>
          <table:table-cell table:style-name="ce7" office:value-type="float" office:value="216">
            <text:p>216</text:p>
          </table:table-cell>
          <table:table-cell table:style-name="ce7" office:value-type="float" office:value="274">
            <text:p>274</text:p>
          </table:table-cell>
          <table:table-cell table:number-columns-repeated="6"/>
        </table:table-row>
        <table:table-row table:style-name="ro2">
          <table:table-cell table:style-name="ce7" office:value-type="string">
            <text:p>SalesMan6</text:p>
          </table:table-cell>
          <table:table-cell table:style-name="ce7" office:value-type="float" office:value="160">
            <text:p>160</text:p>
          </table:table-cell>
          <table:table-cell table:style-name="ce7" office:value-type="float" office:value="235">
            <text:p>235</text:p>
          </table:table-cell>
          <table:table-cell table:number-columns-repeated="6"/>
        </table:table-row>
        <table:table-row table:style-name="ro2">
          <table:table-cell table:style-name="ce7" office:value-type="string">
            <text:p>SalesMan7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219">
            <text:p>219</text:p>
          </table:table-cell>
          <table:table-cell table:number-columns-repeated="6"/>
        </table:table-row>
        <table:table-row table:style-name="ro2">
          <table:table-cell table:style-name="ce7" office:value-type="string">
            <text:p>SalesMan8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100">
            <text:p>100</text:p>
          </table:table-cell>
          <table:table-cell table:number-columns-repeated="6"/>
        </table:table-row>
        <table:table-row table:style-name="ro2">
          <table:table-cell table:style-name="ce7" office:value-type="string">
            <text:p>SalesMan9</text:p>
          </table:table-cell>
          <table:table-cell table:style-name="ce7" office:value-type="float" office:value="237">
            <text:p>237</text:p>
          </table:table-cell>
          <table:table-cell table:style-name="ce7" office:value-type="float" office:value="477">
            <text:p>477</text:p>
          </table:table-cell>
          <table:table-cell table:number-columns-repeated="6"/>
        </table:table-row>
        <table:table-row table:style-name="ro2">
          <table:table-cell table:style-name="ce7" office:value-type="string">
            <text:p>SalesMan10</text:p>
          </table:table-cell>
          <table:table-cell table:style-name="ce7" office:value-type="float" office:value="241">
            <text:p>241</text:p>
          </table:table-cell>
          <table:table-cell table:style-name="ce7" office:value-type="float" office:value="250">
            <text:p>250</text:p>
          </table:table-cell>
          <table:table-cell/>
          <table:table-cell table:style-name="ce11" office:value-type="string">
            <text:p>Formulae used :</text:p>
          </table:table-cell>
          <table:table-cell table:style-name="ce21" table:number-columns-repeated="3"/>
          <table:table-cell table:style-name="ce25"/>
        </table:table-row>
        <table:table-row table:style-name="ro2">
          <table:table-cell table:style-name="ce7" office:value-type="string">
            <text:p>SalesMan11</text:p>
          </table:table-cell>
          <table:table-cell table:style-name="ce7" office:value-type="float" office:value="275">
            <text:p>275</text:p>
          </table:table-cell>
          <table:table-cell table:style-name="ce7" office:value-type="float" office:value="396">
            <text:p>396</text:p>
          </table:table-cell>
          <table:table-cell/>
          <table:table-cell table:style-name="ce12" office:value-type="string">
            <text:p>Linear regression : <text:s/>y= m*x + c , where 'y' is the dependent variable and 'x' independent variable.</text:p>
          </table:table-cell>
          <table:table-cell table:number-columns-repeated="2"/>
          <table:table-cell table:style-name="ce48"/>
          <table:table-cell table:style-name="ce26"/>
        </table:table-row>
        <table:table-row table:style-name="ro2">
          <table:table-cell table:style-name="ce7" office:value-type="string">
            <text:p>SalesMan12</text:p>
          </table:table-cell>
          <table:table-cell table:style-name="ce7" office:value-type="float" office:value="92">
            <text:p>92</text:p>
          </table:table-cell>
          <table:table-cell table:style-name="ce7" office:value-type="float" office:value="200">
            <text:p>200</text:p>
          </table:table-cell>
          <table:table-cell/>
          <table:table-cell table:style-name="ce12" office:value-type="string">
            <text:p><text:s text:c="35"/>'m' is the slope and 'c' is the y-intercept</text:p>
          </table:table-cell>
          <table:table-cell table:number-columns-repeated="2"/>
          <table:table-cell table:style-name="ce48"/>
          <table:table-cell table:style-name="ce26"/>
        </table:table-row>
        <table:table-row table:style-name="ro2">
          <table:table-cell table:style-name="ce7" office:value-type="string">
            <text:p>SalesMan13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174">
            <text:p>174</text:p>
          </table:table-cell>
          <table:table-cell/>
          <table:table-cell table:style-name="ce12" office:value-type="string">
            <text:p>The values for 'm' and 'c' can be found by using optimization algos like Gradient descent to find the parameters</text:p>
          </table:table-cell>
          <table:table-cell table:style-name="ce48" table:number-columns-repeated="3"/>
          <table:table-cell table:style-name="ce26"/>
        </table:table-row>
        <table:table-row table:style-name="ro2">
          <table:table-cell table:style-name="ce7" office:value-type="string">
            <text:p>SalesMan14</text:p>
          </table:table-cell>
          <table:table-cell table:style-name="ce7" office:value-type="float" office:value="265">
            <text:p>265</text:p>
          </table:table-cell>
          <table:table-cell table:style-name="ce7" office:value-type="float" office:value="304">
            <text:p>304</text:p>
          </table:table-cell>
          <table:table-cell/>
          <table:table-cell table:style-name="ce12" office:value-type="string">
            <text:p><text:s/>for the best fit line for the data set, in other words to find the line that gives the least sum of square errors w.r.t .</text:p>
          </table:table-cell>
          <table:table-cell table:number-columns-repeated="3"/>
          <table:table-cell table:style-name="ce26"/>
        </table:table-row>
        <table:table-row table:style-name="ro2">
          <table:table-cell table:style-name="ce7" office:value-type="string">
            <text:p>SalesMan15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226">
            <text:p>226</text:p>
          </table:table-cell>
          <table:table-cell/>
          <table:table-cell table:style-name="ce12" office:value-type="string">
            <text:p><text:s/>the dataset.</text:p>
          </table:table-cell>
          <table:table-cell table:number-columns-repeated="3"/>
          <table:table-cell table:style-name="ce26"/>
        </table:table-row>
        <table:table-row table:style-name="ro2">
          <table:table-cell table:style-name="ce7" office:value-type="string">
            <text:p>SalesMan16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428">
            <text:p>428</text:p>
          </table:table-cell>
          <table:table-cell/>
          <table:table-cell table:style-name="ce46" office:value-type="string">
            <text:p>Sales = Slope * Number of calls + intercept</text:p>
          </table:table-cell>
          <table:table-cell table:style-name="ce22" table:number-columns-repeated="3"/>
          <table:table-cell table:style-name="ce27"/>
        </table:table-row>
        <table:table-row table:style-name="ro2">
          <table:table-cell table:style-name="ce7" office:value-type="string">
            <text:p>SalesMan17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105">
            <text:p>105</text:p>
          </table:table-cell>
          <table:table-cell table:number-columns-repeated="6"/>
        </table:table-row>
        <table:table-row table:style-name="ro2">
          <table:table-cell table:style-name="ce7" office:value-type="string">
            <text:p>SalesMan18</text:p>
          </table:table-cell>
          <table:table-cell table:style-name="ce7" office:value-type="float" office:value="213">
            <text:p>213</text:p>
          </table:table-cell>
          <table:table-cell table:style-name="ce7" office:value-type="float" office:value="296">
            <text:p>296</text:p>
          </table:table-cell>
          <table:table-cell table:number-columns-repeated="6"/>
        </table:table-row>
        <table:table-row table:style-name="ro2">
          <table:table-cell table:style-name="ce7" office:value-type="string">
            <text:p>SalesMan19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238">
            <text:p>238</text:p>
          </table:table-cell>
          <table:table-cell table:number-columns-repeated="6"/>
        </table:table-row>
        <table:table-row table:style-name="ro2">
          <table:table-cell table:style-name="ce7" office:value-type="string">
            <text:p>SalesMan20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281">
            <text:p>281</text:p>
          </table:table-cell>
          <table:table-cell table:number-columns-repeated="6"/>
        </table:table-row>
        <table:table-row table:style-name="ro2">
          <table:table-cell table:style-name="ce7" office:value-type="string">
            <text:p>SalesMan21</text:p>
          </table:table-cell>
          <table:table-cell table:style-name="ce7" office:value-type="float" office:value="209">
            <text:p>209</text:p>
          </table:table-cell>
          <table:table-cell table:style-name="ce7" office:value-type="float" office:value="356">
            <text:p>356</text:p>
          </table:table-cell>
          <table:table-cell table:number-columns-repeated="6"/>
        </table:table-row>
        <table:table-row table:style-name="ro2">
          <table:table-cell table:style-name="ce31" office:value-type="string">
            <text:p>SalesMan22</text:p>
          </table:table-cell>
          <table:table-cell table:style-name="ce38" office:value-type="float" office:value="113.195090031518">
            <text:p>113</text:p>
          </table:table-cell>
          <table:table-cell table:style-name="ce31" office:value-type="float" office:value="150">
            <text:p>150</text:p>
          </table:table-cell>
          <table:table-cell/>
          <table:table-cell table:style-name="ce47"/>
          <table:table-cell office:value-type="string">
            <text:p>Predicted Values(Using y= m*x + c)</text:p>
          </table:table-cell>
          <table:table-cell table:number-columns-repeated="3"/>
        </table:table-row>
        <table:table-row table:style-name="ro2">
          <table:table-cell table:style-name="ce32" office:value-type="string">
            <text:p>SalesMan23</text:p>
          </table:table-cell>
          <table:table-cell table:style-name="ce39" office:value-type="float" office:value="137.775756504614">
            <text:p>138</text:p>
          </table:table-cell>
          <table:table-cell table:style-name="ce32" office:value-type="float" office:value="200">
            <text:p>200</text:p>
          </table:table-cell>
          <table:table-cell table:number-columns-repeated="6"/>
        </table:table-row>
        <table:table-row table:style-name="ro2">
          <table:table-cell table:style-name="ce33" office:value-type="string">
            <text:p>SalesMan24</text:p>
          </table:table-cell>
          <table:table-cell table:style-name="ce40" office:value-type="float" office:value="88.6144235584226">
            <text:p>89</text:p>
          </table:table-cell>
          <table:table-cell table:style-name="ce33" office:value-type="float" office:value="100">
            <text:p>100</text:p>
          </table:table-cell>
          <table:table-cell table:number-columns-repeated="6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style-name="ce34" office:value-type="string">
            <text:p>Relation between Sales(Dependent Variable) and Number of calls mad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2" office:value-type="string">
            <text:p>Slope =</text:p>
          </table:table-cell>
          <table:table-cell table:style-name="ce41" office:value-type="float" office:value="0.491613329461915">
            <text:p>0.49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3" office:value-type="string">
            <text:p>Y- intercept = </text:p>
          </table:table-cell>
          <table:table-cell table:style-name="ce42" office:value-type="float" office:value="39.4530906122311">
            <text:p>39.45</text:p>
          </table:table-cell>
          <table:table-cell table:style-name="ce26"/>
          <table:table-cell table:number-columns-repeated="6"/>
        </table:table-row>
        <table:table-row table:style-name="ro2">
          <table:table-cell table:style-name="ce35" office:value-type="string">
            <text:p>Correlation = </text:p>
          </table:table-cell>
          <table:table-cell table:style-name="ce43" office:value-type="float" office:value="0.697960630099636">
            <text:p>0.70</text:p>
          </table:table-cell>
          <table:table-cell table:style-name="ce27"/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>
            <draw:frame table:end-cell-address="Regression_analysis_on_sales.K53" table:end-x="0.2228in" table:end-y="0.1217in" draw:z-index="0" draw:style-name="gr1" draw:text-style-name="P1" svg:width="14.1528in" svg:height="2.5315in" svg:x="0.0004in" svg:y="0.0795in">
              <draw:object draw:notify-on-update-of-ranges="Regression_analysis_on_sales.A6:Regression_analysis_on_sales.A29 Regression_analysis_on_sales.B5:Regression_analysis_on_sales.B5 Regression_analysis_on_sales.B6:Regression_analysis_on_sales.B29 Regression_analysis_on_sales.C5:Regression_analysis_on_sales.C5 Regression_analysis_on_sales.C6:Regression_analysis_on_sales.C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2" table:number-rows-repeated="14">
          <table:table-cell table:number-columns-repeated="9"/>
        </table:table-row>
        <table:table-row table:style-name="ro2">
          <table:table-cell>
            <draw:frame table:end-cell-address="Regression_analysis_on_sales.K72" table:end-x="0.2051in" table:end-y="0.0028in" draw:z-index="1" draw:style-name="gr1" draw:text-style-name="P1" svg:width="14.0823in" svg:height="3.0394in" svg:x="0.0531in" svg:y="0.1638in">
              <draw:object draw:notify-on-update-of-ranges="Regression_analysis_on_sales.A6:Regression_analysis_on_sales.A29 Regression_analysis_on_sales.B5:Regression_analysis_on_sales.B5 Regression_analysis_on_sales.B6:Regression_analysis_on_sales.B29 Regression_analysis_on_sales.C5:Regression_analysis_on_sales.C5 Regression_analysis_on_sales.C6:Regression_analysis_on_sales.C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3333"/>
    </style:style>
    <style:style style:name="Untitled2" style:family="table-cell" style:parent-style-name="Default">
      <style:text-properties fo:color="#006600"/>
    </style:style>
    <style:style style:name="Untitled3" style:family="table-cell" style:parent-style-name="Default">
      <style:text-properties fo:color="#009900"/>
    </style:style>
    <style:style style:name="Untitled4" style:family="table-cell" style:parent-style-name="Default">
      <style:text-properties fo:color="#ff0000"/>
    </style:style>
  </office:styles>
  <office:automatic-styles>
    <style:page-layout style:name="Mpm1">
      <style:page-layout-properties fo:page-width="11in" fo:page-height="8.5in" style:num-format="1" style:print-orientation="landscape" style:scale-to="6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6">08/26/2021</text:date>, <text:time>11:0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3T12:00:36.51</meta:creation-date>
    <dc:date>2021-08-26T11:07:39.65</dc:date>
    <meta:editing-duration>PT3H11M38S</meta:editing-duration>
    <meta:editing-cycles>43</meta:editing-cycles>
    <meta:generator>OpenOffice/4.1.9$Win32 OpenOffice.org_project/419m1$Build-9805</meta:generator>
    <meta:print-date>2021-08-23T19:41:35.54</meta:print-date>
    <meta:document-statistic meta:table-count="3" meta:cell-count="2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949cm" svg:height="6.431cm" xlink:href=".." xlink:type="simple" chart:class="chart:bar" chart:style-name="ch1">
        <chart:legend svg:x="32.494cm" svg:y="2.641cm" style:legend-expansion="custom" chartooo:width="3.227cm" chartooo:height="1.389cm" style:legend-expansion-aspect-ratio="2.32325413966883" chart:style-name="ch2"/>
        <chart:plot-area chart:style-name="ch3" table:cell-range-address="Regression_analysis_on_sales.A5:Regression_analysis_on_sales.C29" chart:data-source-has-labels="both" svg:x="0.343cm" svg:y="0.643cm" svg:width="32.315cm" svg:height="5.237cm">
          <chartooo:coordinate-region svg:x="1.15cm" svg:y="0.855cm" svg:width="31.205cm" svg:height="3.928cm"/>
          <chart:axis chart:dimension="x" chart:name="primary-x" chart:style-name="ch4" chartooo:axis-type="auto">
            <chartooo:date-scale/>
            <chart:categories table:cell-range-address="Regression_analysis_on_sales.A6:Regression_analysis_on_sales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gression_analysis_on_sales.B6:Regression_analysis_on_sales.B29" chart:label-cell-address="Regression_analysis_on_sales.B5:Regression_analysis_on_sales.B5" chart:class="chart:bar">
            <chart:data-point chart:repeated="24"/>
          </chart:series>
          <chart:series chart:style-name="ch8" chart:values-cell-range-address="Regression_analysis_on_sales.C6:Regression_analysis_on_sales.C29" chart:label-cell-address="Regression_analysis_on_sales.C5:Regression_analysis_on_sales.C5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(Units)</text:p>
                <draw:g>
                  <svg:desc>Regression_analysis_on_sales.B5:Regression_analysis_on_sales.B5</svg:desc>
                </draw:g>
              </table:table-cell>
              <table:table-cell office:value-type="string">
                <text:p>Number Of Calls</text:p>
                <draw:g>
                  <svg:desc>Regression_analysis_on_sales.C5:Regression_analysis_on_sales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esMan1</text:p>
                <draw:g>
                  <svg:desc>Regression_analysis_on_sales.A6:Regression_analysis_on_sales.A29</svg:desc>
                </draw:g>
              </table:table-cell>
              <table:table-cell office:value-type="float" office:value="176">
                <text:p>176</text:p>
                <draw:g>
                  <svg:desc>Regression_analysis_on_sales.B6:Regression_analysis_on_sales.B29</svg:desc>
                </draw:g>
              </table:table-cell>
              <table:table-cell office:value-type="float" office:value="256">
                <text:p>256</text:p>
                <draw:g>
                  <svg:desc>Regression_analysis_on_sales.C6:Regression_analysis_on_sales.C29</svg:desc>
                </draw:g>
              </table:table-cell>
            </table:table-row>
            <table:table-row>
              <table:table-cell office:value-type="string">
                <text:p>SalesMan2</text:p>
              </table:table-cell>
              <table:table-cell office:value-type="float" office:value="289">
                <text:p>28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SalesMan3</text:p>
              </table:table-cell>
              <table:table-cell office:value-type="float" office:value="178">
                <text:p>17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SalesMan4</text:p>
              </table:table-cell>
              <table:table-cell office:value-type="float" office:value="275">
                <text:p>27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SalesMan5</text:p>
              </table:table-cell>
              <table:table-cell office:value-type="float" office:value="216">
                <text:p>21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SalesMan6</text:p>
              </table:table-cell>
              <table:table-cell office:value-type="float" office:value="160">
                <text:p>1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SalesMan7</text:p>
              </table:table-cell>
              <table:table-cell office:value-type="float" office:value="158">
                <text:p>15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SalesMan8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alesMan9</text:p>
              </table:table-cell>
              <table:table-cell office:value-type="float" office:value="237">
                <text:p>23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SalesMan10</text:p>
              </table:table-cell>
              <table:table-cell office:value-type="float" office:value="241">
                <text:p>24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SalesMan11</text:p>
              </table:table-cell>
              <table:table-cell office:value-type="float" office:value="275">
                <text:p>27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SalesMan12</text:p>
              </table:table-cell>
              <table:table-cell office:value-type="float" office:value="92">
                <text:p>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alesMan13</text:p>
              </table:table-cell>
              <table:table-cell office:value-type="float" office:value="147">
                <text:p>14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SalesMan14</text:p>
              </table:table-cell>
              <table:table-cell office:value-type="float" office:value="265">
                <text:p>26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SalesMan15</text:p>
              </table:table-cell>
              <table:table-cell office:value-type="float" office:value="95">
                <text:p>9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SalesMan16</text:p>
              </table:table-cell>
              <table:table-cell office:value-type="float" office:value="135">
                <text:p>13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SalesMan17</text:p>
              </table:table-cell>
              <table:table-cell office:value-type="float" office:value="73">
                <text:p>7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SalesMan18</text:p>
              </table:table-cell>
              <table:table-cell office:value-type="float" office:value="213">
                <text:p>21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SalesMan19</text:p>
              </table:table-cell>
              <table:table-cell office:value-type="float" office:value="134">
                <text:p>13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SalesMan20</text:p>
              </table:table-cell>
              <table:table-cell office:value-type="float" office:value="112">
                <text:p>11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SalesMan21</text:p>
              </table:table-cell>
              <table:table-cell office:value-type="float" office:value="209">
                <text:p>20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SalesMan22</text:p>
              </table:table-cell>
              <table:table-cell office:value-type="float" office:value="113.195090031518">
                <text:p>113.1950900315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SalesMan23</text:p>
              </table:table-cell>
              <table:table-cell office:value-type="float" office:value="137.775756504614">
                <text:p>137.7757565046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alesMan24</text:p>
              </table:table-cell>
              <table:table-cell office:value-type="float" office:value="88.6144235584226">
                <text:p>88.614423558422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77cm" svg:height="7.721cm" xlink:href=".." xlink:type="simple" chart:class="chart:line" chart:style-name="ch1">
        <chart:legend chart:legend-position="end" svg:x="31.912cm" svg:y="3.286cm" style:legend-expansion="high" chart:style-name="ch2"/>
        <chart:plot-area chart:style-name="ch3" table:cell-range-address="Regression_analysis_on_sales.A5:Regression_analysis_on_sales.C29" chart:data-source-has-labels="both" svg:x="0.854cm" svg:y="0.703cm" svg:width="30.595cm" svg:height="6.656cm">
          <chartooo:coordinate-region svg:x="1.714cm" svg:y="0.915cm" svg:width="28.781cm" svg:height="5.347cm"/>
          <chart:axis chart:dimension="x" chart:name="primary-x" chart:style-name="ch4" chartooo:axis-type="auto">
            <chartooo:date-scale/>
            <chart:categories table:cell-range-address="Regression_analysis_on_sales.A6:Regression_analysis_on_sales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gression_analysis_on_sales.B6:Regression_analysis_on_sales.B29" chart:label-cell-address="Regression_analysis_on_sales.B5:Regression_analysis_on_sales.B5" chart:class="chart:line">
            <chart:data-point chart:repeated="24"/>
          </chart:series>
          <chart:series chart:style-name="ch7" chart:values-cell-range-address="Regression_analysis_on_sales.C6:Regression_analysis_on_sales.C29" chart:label-cell-address="Regression_analysis_on_sales.C5:Regression_analysis_on_sales.C5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(Units)</text:p>
                <draw:g>
                  <svg:desc>Regression_analysis_on_sales.B5:Regression_analysis_on_sales.B5</svg:desc>
                </draw:g>
              </table:table-cell>
              <table:table-cell office:value-type="string">
                <text:p>Number Of Calls</text:p>
                <draw:g>
                  <svg:desc>Regression_analysis_on_sales.C5:Regression_analysis_on_sales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esMan1</text:p>
                <draw:g>
                  <svg:desc>Regression_analysis_on_sales.A6:Regression_analysis_on_sales.A29</svg:desc>
                </draw:g>
              </table:table-cell>
              <table:table-cell office:value-type="float" office:value="176">
                <text:p>176</text:p>
                <draw:g>
                  <svg:desc>Regression_analysis_on_sales.B6:Regression_analysis_on_sales.B29</svg:desc>
                </draw:g>
              </table:table-cell>
              <table:table-cell office:value-type="float" office:value="256">
                <text:p>256</text:p>
                <draw:g>
                  <svg:desc>Regression_analysis_on_sales.C6:Regression_analysis_on_sales.C29</svg:desc>
                </draw:g>
              </table:table-cell>
            </table:table-row>
            <table:table-row>
              <table:table-cell office:value-type="string">
                <text:p>SalesMan2</text:p>
              </table:table-cell>
              <table:table-cell office:value-type="float" office:value="289">
                <text:p>28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SalesMan3</text:p>
              </table:table-cell>
              <table:table-cell office:value-type="float" office:value="178">
                <text:p>17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SalesMan4</text:p>
              </table:table-cell>
              <table:table-cell office:value-type="float" office:value="275">
                <text:p>27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SalesMan5</text:p>
              </table:table-cell>
              <table:table-cell office:value-type="float" office:value="216">
                <text:p>21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SalesMan6</text:p>
              </table:table-cell>
              <table:table-cell office:value-type="float" office:value="160">
                <text:p>1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SalesMan7</text:p>
              </table:table-cell>
              <table:table-cell office:value-type="float" office:value="158">
                <text:p>15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SalesMan8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alesMan9</text:p>
              </table:table-cell>
              <table:table-cell office:value-type="float" office:value="237">
                <text:p>23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SalesMan10</text:p>
              </table:table-cell>
              <table:table-cell office:value-type="float" office:value="241">
                <text:p>24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SalesMan11</text:p>
              </table:table-cell>
              <table:table-cell office:value-type="float" office:value="275">
                <text:p>27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SalesMan12</text:p>
              </table:table-cell>
              <table:table-cell office:value-type="float" office:value="92">
                <text:p>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alesMan13</text:p>
              </table:table-cell>
              <table:table-cell office:value-type="float" office:value="147">
                <text:p>14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SalesMan14</text:p>
              </table:table-cell>
              <table:table-cell office:value-type="float" office:value="265">
                <text:p>26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SalesMan15</text:p>
              </table:table-cell>
              <table:table-cell office:value-type="float" office:value="95">
                <text:p>9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SalesMan16</text:p>
              </table:table-cell>
              <table:table-cell office:value-type="float" office:value="135">
                <text:p>13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SalesMan17</text:p>
              </table:table-cell>
              <table:table-cell office:value-type="float" office:value="73">
                <text:p>7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SalesMan18</text:p>
              </table:table-cell>
              <table:table-cell office:value-type="float" office:value="213">
                <text:p>21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SalesMan19</text:p>
              </table:table-cell>
              <table:table-cell office:value-type="float" office:value="134">
                <text:p>13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SalesMan20</text:p>
              </table:table-cell>
              <table:table-cell office:value-type="float" office:value="112">
                <text:p>11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SalesMan21</text:p>
              </table:table-cell>
              <table:table-cell office:value-type="float" office:value="209">
                <text:p>20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SalesMan22</text:p>
              </table:table-cell>
              <table:table-cell office:value-type="float" office:value="113.195090031518">
                <text:p>113.1950900315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SalesMan23</text:p>
              </table:table-cell>
              <table:table-cell office:value-type="float" office:value="137.775756504614">
                <text:p>137.7757565046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alesMan24</text:p>
              </table:table-cell>
              <table:table-cell office:value-type="float" office:value="88.6144235584226">
                <text:p>88.614423558422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